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8" style:family="table-cell" style:parent-style-name="Default">
      <style:text-properties style:font-name="Liberation Serif" style:font-name-asian="Droid Sans Fallback" style:font-name-complex="FreeSans"/>
    </style:style>
    <style:style style:name="ce1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9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0" style:family="table-cell" style:parent-style-name="Default">
      <style:table-cell-properties fo:background-color="#00ffff"/>
    </style:style>
    <style:style style:name="ce21" style:family="table-cell" style:parent-style-name="Default">
      <style:table-cell-properties fo:background-color="#ffff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0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0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0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17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0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0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0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0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0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0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0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1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9" table:formula="of:=[.L18]+4160" office:value-type="float" office:value="7101.81722689076">
            <text:p>7101.8172268908</text:p>
          </table:table-cell>
          <table:table-cell table:style-name="ce20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0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0" table:formula="of:=SUM([.H76])" office:value-type="float" office:value="1550.57692307692">
            <text:p>1550.5769230769</text:p>
          </table:table-cell>
          <table:table-cell table:style-name="ce20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0" office:value-type="float" office:value="400">
            <text:p>400</text:p>
          </table:table-cell>
          <table:table-cell table:style-name="ce20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number-columns-repeated="2"/>
          <table:table-cell office:value-type="float" office:value="50000">
            <text:p>50000</text:p>
          </table:table-cell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16" table:formula="of:=SUM([.B19:.F19])" office:value-type="float" office:value="1518.27380952381">
            <text:p>1518.2738095238</text:p>
          </table:table-cell>
          <table:table-cell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Արեգ</text:p>
          </table:table-cell>
          <table:table-cell table:style-name="ce9" office:value-type="float" office:value="5600">
            <text:p>56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 table:number-columns-repeated="4"/>
        </table:table-row>
        <table:table-row table:style-name="ro9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5"/>
        </table:table-row>
        <table:table-row table:style-name="ro9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:.F19])" office:value-type="float" office:value="618.75">
            <text:p>618.75</text:p>
          </table:table-cell>
          <table:table-cell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5"/>
        </table:table-row>
        <table:table-row table:style-name="ro9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F19])" office:value-type="float" office:value="1518.27380952381">
            <text:p>15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9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table:formula="of:=SUM([.B19:.F19])" office:value-type="float" office:value="1518.27380952381">
            <text:p>1518.2738095238</text:p>
          </table:table-cell>
          <table:table-cell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table:style-name="Default" office:value-type="string">
            <text:p>Gena</text:p>
          </table:table-cell>
          <table:table-cell office:value-type="float" office:value="450">
            <text:p>450</text:p>
          </table:table-cell>
          <table:table-cell table:number-columns-repeated="5"/>
        </table:table-row>
        <table:table-row table:style-name="ro9">
          <table:table-cell/>
          <table:table-cell table:formula="of:=[.B2]/15" office:value-type="float" office:value="306.666666666667">
            <text:p>306.6666666667</text:p>
          </table:table-cell>
          <table:table-cell table:formula="of:=[.C2]/14" office:value-type="float" office:value="250">
            <text:p>250</text:p>
          </table:table-cell>
          <table:table-cell table:formula="of:=[.D2]/14" office:value-type="float" office:value="342.857142857143">
            <text:p>342.8571428571</text:p>
          </table:table-cell>
          <table:table-cell table:formula="of:=[.E2]/16" office:value-type="float" office:value="318.75">
            <text:p>318.75</text:p>
          </table:table-cell>
          <table:table-cell table:formula="of:=[.F2]/14" office:value-type="float" office:value="300">
            <text:p>300</text:p>
          </table:table-cell>
          <table:table-cell table:number-columns-repeated="2"/>
          <table:table-cell table:style-name="Default"/>
          <table:table-cell table:style-name="ce7"/>
          <table:table-cell table:number-columns-repeated="5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38:.F38])" office:value-type="float" office:value="1300">
            <text:p>1300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Default" office:value-type="string">
            <text:p>Gena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/>
          <table:table-cell table:style-name="Default"/>
          <table:table-cell table:number-columns-repeated="6"/>
        </table:table-row>
        <table:table-row table:style-name="ro9">
          <table:table-cell table:number-columns-repeated="8"/>
          <table:table-cell table:style-name="Default"/>
          <table:table-cell table:number-columns-repeated="6"/>
        </table:table-row>
        <table:table-row table:style-name="ro10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table:number-columns-repeated="2"/>
          <table:table-cell table:style-name="ce2" table:formula="of:=SUM([.B58:.F58])" office:value-type="float" office:value="13500">
            <text:p>13500</text:p>
          </table:table-cell>
          <table:table-cell table:formula="of:=SUM([.B75:.F75])" office:value-type="float" office:value="1097.4358974359">
            <text:p>1097.4358974359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097.4358974359">
            <text:p>1097.4358974359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689.102564102564">
            <text:p>689.1025641026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D75:.F75])" office:value-type="float" office:value="330.769230769231">
            <text:p>330.7692307692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table:style-name="ce8" office:value-type="string">
            <text:p>Seryozha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75:.F75])" office:value-type="float" office:value="689.102564102564">
            <text:p>689.102564102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5:.F75])" office:value-type="float" office:value="1097.4358974359">
            <text:p>1097.4358974359</text:p>
          </table:table-cell>
          <table:table-cell table:style-name="Default" office:value-type="string">
            <text:p>Gen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number-columns-repeated="4"/>
          <table:table-cell table:style-name="Default"/>
          <table:table-cell table:style-name="ce7" office:value-type="float" office:value="5000">
            <text:p>5000</text:p>
          </table:table-cell>
          <table:table-cell table:number-columns-repeated="5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18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9">07/29/2015</text:date>, <text:time>11:3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29T11:30:17</dc:date>
    <meta:editing-duration>PT18H50M32S</meta:editing-duration>
    <meta:editing-cycles>612</meta:editing-cycles>
    <meta:generator>OpenOffice/4.1.1$Unix OpenOffice.org_project/411m6$Build-9775</meta:generator>
    <dc:creator>employee employee</dc:creator>
    <meta:document-statistic meta:table-count="5" meta:cell-count="1339" meta:object-count="0"/>
  </office:meta>
</office:document-meta>
</file>